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es commandes git</text:p>
      <text:p text:style-name="P1"><text:span text:style-name="T1">init</text:span> : Crée un dossier git vide, ou (ré)initialise un dossier déjà existant</text:p>
      <text:p text:style-name="P1"><text:span text:style-name="T1">status</text:span> : Récupère l'état actuel du dossier git</text:p>
      <text:p text:style-name="P1"><text:span text:style-name="T1">add</text:span> : Ajoute le(s) élément(s) dans la liste des fichiers et dossiers à gérer par git</text:p>
      <text:p text:style-name="P1"><text:span text:style-name="T1">commit</text:span> : Enregistre et nomme (via -m "") les changements effectués</text:p>
      <text:p text:style-name="P1"><text:span text:style-name="T1">log</text:span> : Affiche tous les changements enregistrés (les commit)</text:p>
      <text:p text:style-name="P1"><text:span text:style-name="T1">remote add origin</text:span>: Ajoute au dossier git un "repository" distant, et le lie a udossier 'origin'</text:p>
      <text:p text:style-name="P1"><text:span text:style-name="T1">push</text:span> : envoie sur le repo distant les modifications enregistrées dans le dernier commit.</text:p>
      <text:p text:style-name="P1"><text:span text:style-name="T1">push -u origin master</text:span>: -u permet de se rappeler, das ce contexte d'utilisation, quels sont les paramètres de la fonction push : origin : l'élément à push (notre repo local) master : le nom de la 'branch' dans laquelle nous allons push notre élément</text:p>
      <text:p text:style-name="P1"><text:span text:style-name="T1">pull</text:span> : récupère les changements du repo distant sur notre repo local</text:p>
      <text:p text:style-name="P1"><text:span text:style-name="T1">pull origin master</text:span>: 'pull' dans origin ce qui vient de master</text:p>
      <text:p text:style-name="P1"><text:span text:style-name="T1">diff</text:span>: Montre les différences entre l'état actuel de notre repo local et un état 'committé'</text:p>
      <text:p text:style-name="P1"><text:span text:style-name="T1">diff HEAD</text:span>: Précise que l'état auquel on veut comparer est le dernier commit</text:p>
      <text:p text:style-name="P1"><text:span text:style-name="T1">diff --staged</text:span>: ??</text:p>
      <text:p text:style-name="P1"><text:span text:style-name="T1">reset</text:span> : inverse de add sur un élément. Si c'est un élément qui a été 'add' au présent commit, il ne le sera plus.</text:p>
      <text:p text:style-name="P1"><text:span text:style-name="T1">checkout</text:span> : remet l'élément à l'état du précédent commit</text:p>
      <text:p text:style-name="P1"><text:span text:style-name="T1">branch</text:span> : crée une "branch" sur notre "arbre". On crée ainsi un nouveau contexte, indépendant de la branch "master", dans lequel nous allons travailler. on poura les merge éventuellement plus tard</text:p>
      <text:p text:style-name="P1"><text:span text:style-name="T1">branch</text:span>: Liste l'ensemble des branch actuellement disponibles.</text:p>
      <text:p text:style-name="P1"><text:span text:style-name="T1">checkout</text:span> : change de "branch" de travail, on travaille désormais sur la branch</text:p>
      <text:p text:style-name="P1"><text:span text:style-name="T1">rm &lt;&gt;</text:span>: remove -&gt; supprime de notre repo local le(s) élément(s) &lt;&gt;, et notifie git de cette suppression (ajout dans le journal)</text:p>
      <text:p text:style-name="P1"><text:span text:style-name="T1">merge</text:span> : fusionne la branch dans laquelle on travaille avec la branch</text:p>
      <text:p text:style-name="P3"><text:span text:style-name="T1">branch -d</text:span> : supprime la bran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8-01-11T13:42:13.99</meta:creation-date>
    <meta:document-statistic meta:table-count="0" meta:image-count="0" meta:object-count="0" meta:page-count="1" meta:paragraph-count="22" meta:word-count="314" meta:character-count="1821"/>
    <dc:date>2018-01-11T13:44:25.10</dc:date>
    <dc:creator>bibi bobo</dc:creator>
    <meta:editing-duration>PT2M11S</meta:editing-duration>
    <meta:editing-cycles>1</meta:editing-cycles>
    <meta:generator>OpenOffice/4.1.4$Win32 OpenOffice.org_project/414m5$Build-9788</meta:generator>
  </office:meta>
</office:document-meta>
</file>